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0C0000025ECD6EA3FA.png"/>
  <manifest:file-entry manifest:media-type="image/png" manifest:full-path="Pictures/100002010000034400000190DB0C6354.png"/>
  <manifest:file-entry manifest:media-type="image/png" manifest:full-path="Pictures/10000201000004FC000002D698C2D04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02cm solid #000000"/>
    </style:style>
    <style:style style:name="Табліца1.A2" style:family="table-cell">
      <style:table-cell-properties fo:padding="0.097cm" fo:border-left="0.002cm solid #000000" fo:border-right="none" fo:border-top="none" fo:border-bottom="0.002cm solid #000000"/>
    </style:style>
    <style:style style:name="Табліца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paragraph-properties fo:break-before="page"/>
    </style:style>
    <style:style style:name="P6" style:family="paragraph" style:parent-style-name="Standard">
      <style:paragraph-properties fo:margin-top="0cm" fo:margin-bottom="0.499cm"/>
    </style:style>
    <style:style style:name="P7" style:family="paragraph" style:parent-style-name="Text_20_body">
      <style:text-properties fo:font-weight="bold" style:font-weight-asian="bold" style:font-weight-complex="bold"/>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999cm" style:type="right" style:leader-style="dotted" style:leader-text="."/>
        </style:tab-stops>
      </style:paragraph-properties>
    </style:style>
    <style:style style:name="P10" style:family="paragraph" style:parent-style-name="Contents_20_3">
      <style:paragraph-properties>
        <style:tab-stops>
          <style:tab-stop style:position="16.999cm" style:type="right" style:leader-style="dotted" style:leader-text="."/>
        </style:tab-stops>
      </style:paragraph-properties>
    </style:style>
    <style:style style:name="P11" style:family="paragraph" style:parent-style-name="Title" style:master-page-name="Standard">
      <style:paragraph-properties style:page-number="auto"/>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text-properties fo:language="en" fo:country="none"/>
    </style:style>
    <style:style style:name="P18" style:family="paragraph" style:parent-style-name="Heading_20_1">
      <style:paragraph-properties fo:break-before="page"/>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8">OmegaT architecture<text:tab/>3</text:p>
          <text:p text:style-name="P8">Threads usage<text:tab/>3</text:p>
          <text:p text:style-name="P8">Components<text:tab/>3</text:p>
          <text:p text:style-name="P9">IMainWindow<text:tab/>3</text:p>
          <text:p text:style-name="P9">IEditor<text:tab/>3</text:p>
          <text:p text:style-name="P9">IProject<text:tab/>3</text:p>
          <text:p text:style-name="P9">IMatcher<text:tab/>4</text:p>
          <text:p text:style-name="P9">ITagValidation<text:tab/>4</text:p>
          <text:p text:style-name="P9">ITokenizer<text:tab/>4</text:p>
          <text:p text:style-name="P9">ISpellChecker<text:tab/>4</text:p>
          <text:p text:style-name="P8">Events<text:tab/>4</text:p>
          <text:p text:style-name="P8">Filters<text:tab/>4</text:p>
          <text:p text:style-name="P10">Details on patterns<text:tab/>5</text:p>
          <text:p text:style-name="P10">XML processing<text:tab/>5</text:p>
          <text:p text:style-name="P8">Plugins<text:tab/>6</text:p>
          <text:p text:style-name="P8">Project details<text:tab/>7</text:p>
          <text:p text:style-name="P8">Appendix A. Known external plugins<text:tab/>9</text:p>
        </text:index-body>
      </text:table-of-content>
      <text:p text:style-name="Standard"/>
      <text:h text:style-name="Heading_20_1" text:outline-level="1"/>
      <text:p text:style-name="P5">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05-2008 Maxym Mykhalchuk and Alex Buloichik</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18"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ext:soft-page-break/>this class.</text:p>
      <text:h text:style-name="Heading_20_2" text:outline-level="2">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8097198085758252867" text:style-name="L1">
        <text:list-item>
          <text:p text:style-name="P12">Read the document in a given format</text:p>
        </text:list-item>
        <text:list-item>
          <text:p text:style-name="P12">Extract the translatable content out of it</text:p>
        </text:list-item>
        <text:list-item>
          <text:p text:style-name="P12">Write the document in the same format, replacing translatable content with its translation </text:p>
        </text:list-item>
      </text:list>
      <text:p text:style-name="Text_20_body"><text:soft-page-break/>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wo possible options for handling similar file formats:</text:p>
      <text:list xml:id="list1678839554679849520" text:style-name="L2">
        <text:list-item>
          <text:p text:style-name="P13">The same file filter instance handles all the similar formats. For example, the Open Office file filter handles all the file formats of Open Office suite.</text:p>
        </text:list-item>
      </text:list>
      <text:list xml:id="list3342872516270792186" text:style-name="L3">
        <text:list-item>
          <text:p text:style-name="P14">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7004818009890792809" text:style-name="L4">
        <text:list-item>
          <text:p text:style-name="P15">*.txt means all files with "txt" extension</text:p>
        </text:list-item>
        <text:list-item>
          <text:p text:style-name="P15">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4258453469754704396" text:style-name="L5">
        <text:list-item>
          <text:p text:style-name="P16">${filename} - full filename of the input file, both name and extension (default)</text:p>
        </text:list-item>
        <text:list-item>
          <text:p text:style-name="P16">${nameOnly} - only the name of the input file without extension part</text:p>
        </text:list-item>
        <text:list-item>
          <text:p text:style-name="P16">${extension} - the extension of the input file</text:p>
        </text:list-item>
        <text:list-item>
          <text:p text:style-name="P16">${sourceLanguage} - the source language of the project</text:p>
        </text:list-item>
        <text:list-item>
          <text:p text:style-name="P16">${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XML processing</text:h>
      <text:p text:style-name="P7">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6">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oft-page-break/><text:span text:style-name="T4">How it works.</text:span><text:line-break/>1) Handler.java collects all tags and texts. If it finds a paragraph tag, then it calls translateAndFlush(). Collected tags can be unbalanced, i.e. "&lt;a&gt; &lt;b&gt; text&lt;/b&gt;".<text:line-break/><text:line-break/>2) Entry.detectTags() is executed for define parts that will be translated.<text:lin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7">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17">Unformatted XML. Usually, if data is stored in unformatted XML, there is no issue with leading/trailing spaces because OmegaT can just read <text:s/>these spaces and be used with “Remove leading and trailing whitespace in non-segmented projects” option disabled.</text:p>
      <text:p text:style-name="P17">Formatted XML. In case of formatted XML, it's impossible to distinguish spaces for formatting and real leading/trailing spaces. I.e., option “Remove leading and trailing whitespace in non-segmented projects” should be enabled.</text:p>
      <text:p text:style-name="P17">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Plugins</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text:soft-page-break/>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p text:style-name="Text_20_body"/>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soft-page-break/></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text:h text:style-name="Heading_20_1" text:outline-level="1">Appendix A. Known external plugins</text:h>
      <text:p text:style-name="Text_20_body">Okapi - It brings transparent support for additional file formats such as TTX, IDML, JSON, etc. <text:a xlink:type="simple" xlink:href="http://okapi.opentag.com/">http://okapi.opentag.com/</text:a></text:p>
      <text:p text:style-name="Text_20_body">Glossum – dead project</text:p>
      <text:p text:style-name="Text_20_body"><text:soft-page-break/>Apertium - is a plug-in for OmegaT built on top of lttoolbox-java that offers offline machine translation from Apertium. <text:a xlink:type="simple" xlink:href="http://wiki.apertium.org/wiki/Apertium-OmegaT">http://wiki.apertium.org/wiki/Apertium-OmegaT</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1cm" fo:margin-right="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style:paragraph-properties fo:margin="100%" fo:margin-left="2cm" fo:margin-right="0cm" fo:text-align="start" style:justify-single-word="false" fo:text-indent="0cm" style:auto-text-indent="false" style:page-number="auto" fo:background-color="transparent" style:shadow="none">
        <style:tab-stops/>
        <style:background-image/>
      </style:paragraph-properties>
      <style:text-properties style:font-name="Courier New" fo:font-size="12pt" fo:font-style="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creation-date>2008-06-10T08:26:18</meta:creation-date>
    <dc:date>2013-05-25T09:58:25.35</dc:date>
    <meta:editing-cycles>45</meta:editing-cycles>
    <meta:editing-duration>PT3H40M37S</meta:editing-duration>
    <meta:document-statistic meta:table-count="1" meta:image-count="3" meta:object-count="0" meta:page-count="9" meta:paragraph-count="144" meta:word-count="1870" meta:character-count="12408"/>
    <meta:user-defined meta:name="Info 1"/>
    <meta:user-defined meta:name="Info 2"/>
    <meta:user-defined meta:name="Info 3"/>
    <meta:user-defined meta:name="Info 4"/>
  </office:meta>
</office:document-meta>
</file>